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16.999cm" style:rel-column-width="65535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16.999cm" style:rel-column-width="65535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" style:family="table">
      <style:table-properties style:width="16.999cm" table:align="margins"/>
    </style:style>
    <style:style style:name="Таблица4.A" style:family="table-column">
      <style:table-column-properties style:column-width="16.999cm" style:rel-column-width="65535*"/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" style:family="table">
      <style:table-properties style:width="16.999cm" table:align="margins"/>
    </style:style>
    <style:style style:name="Таблица5.A" style:family="table-column">
      <style:table-column-properties style:column-width="4.251cm" style:rel-column-width="16386*"/>
    </style:style>
    <style:style style:name="Таблица5.B" style:family="table-column">
      <style:table-column-properties style:column-width="4.249cm" style:rel-column-width="16383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B1" style:family="table-cell">
      <style:table-cell-properties fo:padding="0.097cm" fo:border-left="none" fo:border-right="none" fo:border-top="0.002cm solid #000000" fo:border-bottom="0.002cm solid #000000"/>
    </style:style>
    <style:style style:name="Таблица6" style:family="table">
      <style:table-properties style:width="16.999cm" table:align="margins"/>
    </style:style>
    <style:style style:name="Таблица6.A" style:family="table-column">
      <style:table-column-properties style:column-width="16.999cm" style:rel-column-width="65535*"/>
    </style:style>
    <style:style style:name="Таблица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7" style:family="table">
      <style:table-properties style:width="16.999cm" table:align="margins"/>
    </style:style>
    <style:style style:name="Таблица7.A" style:family="table-column">
      <style:table-column-properties style:column-width="16.999cm" style:rel-column-width="65535*"/>
    </style:style>
    <style:style style:name="Таблица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8" style:family="table">
      <style:table-properties style:width="16.999cm" table:align="margins"/>
    </style:style>
    <style:style style:name="Таблица8.A" style:family="table-column">
      <style:table-column-properties style:column-width="16.999cm" style:rel-column-width="65535*"/>
    </style:style>
    <style:style style:name="Таблица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1" style:family="paragraph" style:parent-style-name="Table_20_Contents">
      <style:paragraph-properties fo:text-align="start" style:justify-single-word="false"/>
      <style:text-properties style:font-name="Courier" fo:font-size="10pt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fo:color="#0000ff" style:font-name="Courier" fo:font-size="10pt" style:font-size-asian="10pt" style:font-size-complex="10pt"/>
    </style:style>
    <style:style style:name="P3" style:family="paragraph" style:parent-style-name="Standard">
      <style:text-properties style:font-name="Droid Sans Mono"/>
    </style:style>
    <style:style style:name="P4" style:family="paragraph" style:parent-style-name="Standard">
      <style:paragraph-properties fo:text-align="center" style:justify-single-word="false"/>
      <style:text-properties style:font-name="Droid Sans Mono"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Droid Sans Mono" fo:font-size="32pt" style:font-size-asian="32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Droid Sans Mono"/>
    </style:style>
    <style:style style:name="P7" style:family="paragraph" style:parent-style-name="Standard">
      <style:paragraph-properties fo:text-align="start" style:justify-single-word="false"/>
      <style:text-properties style:font-name="Droid Sans Mono"/>
    </style:style>
    <style:style style:name="P8" style:family="paragraph" style:parent-style-name="Standard">
      <style:paragraph-properties fo:text-align="center" style:justify-single-word="false"/>
      <style:text-properties fo:color="#0000ff" style:font-name="Droid Sans Mono" fo:font-size="20pt" fo:font-weight="bold" fo:background-color="transparent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roid Sans Mono"/>
    </style:style>
    <style:style style:name="P1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Heading_20_1" style:list-style-name=""/>
    <style:style style:name="P12" style:family="paragraph" style:parent-style-name="Heading_20_1">
      <style:paragraph-properties fo:break-before="page"/>
    </style:style>
    <style:style style:name="P13" style:family="paragraph" style:parent-style-name="Contents_20_Heading">
      <style:paragraph-properties fo:break-before="page"/>
    </style:style>
    <style:style style:name="T1" style:family="text">
      <style:text-properties style:font-name="Courier"/>
    </style:style>
    <style:style style:name="T2" style:family="text">
      <style:text-properties fo:color="#0000ff"/>
    </style:style>
    <style:style style:name="T3" style:family="text">
      <style:text-properties fo:color="#0000ff" style:font-name="Courie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Coding Guidlines</text:p>
      <text:p text:style-name="P5"/>
      <text:p text:style-name="P8">for C++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<text:tab/><text:tab/>Боголепов Д.К.</text:p>
      <text:p text:style-name="P3"><text:tab/><text:tab/><text:tab/><text:tab/><text:tab/><text:tab/><text:tab/><text:tab/><text:tab/><text:tab/>Морозов А.С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Нижний Новгород, 2009.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0">Имя файлов<text:tab/>3</text:p>
          <text:p text:style-name="P10">Начало файла<text:tab/>3</text:p>
          <text:p text:style-name="P10">Объявление функций<text:tab/>4</text:p>
          <text:p text:style-name="P10">Предостережения <text:tab/>5</text:p>
        </text:index-body>
      </text:table-of-content>
      <text:h text:style-name="P11" text:outline-level="1"/>
      <text:h text:style-name="P12" text:outline-level="1">Имя файлов</text:h>
      <text:p text:style-name="P7"/>
      <text:p text:style-name="P7"><text:tab/>Имена файлов должны содержать только символы латинского алфавита и знак «_». Расширение файлов должно быть либо «.cpp» либо «.hpp».</text:p>
      <text:p text:style-name="P7"/>
      <text:h text:style-name="Heading_20_1" text:outline-level="1">Начало файла</text:h>
      <text:p text:style-name="P7"/>
      <text:p text:style-name="P7"><text:tab/>Начало файла должно начинаться одинаково с общим шаблоном:</text:p>
      <text:p text:style-name="P7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">/**</text:p>
            <text:p text:style-name="P1">*** @file &lt;filename&gt;</text:p>
            <text:p text:style-name="P1">***</text:p>
            <text:p text:style-name="P1">*** @date &lt;date of creation of file&gt;</text:p>
            <text:p text:style-name="P1">***</text:p>
            <text:p text:style-name="P1">*** @version &lt;version file&gt;</text:p>
            <text:p text:style-name="P1">***</text:p>
            <text:p text:style-name="P1">*** @autor &lt;you name&gt;</text:p>
            <text:p text:style-name="P1">***</text:p>
            <text:p text:style-name="P1">*** @email &lt;email autor&gt;</text:p>
            <text:p text:style-name="P1">***</text:p>
            <text:p text:style-name="P1">**/</text:p>
          </table:table-cell>
        </table:table-row>
      </table:table>
      <text:p text:style-name="P7"/>
      <text:p text:style-name="P7"/>
      <text:p text:style-name="P7"><text:tab/>Каждый заголовочный файл должен начинаться и заканчиваться стражами включения:</text:p>
      <text:p text:style-name="P7"/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"/>
            <text:p text:style-name="P1"><text:span text:style-name="T2">#ifdef</text:span> <text:s/>__FILE_NAME_HPP__</text:p>
            <text:p text:style-name="P1"><text:span text:style-name="T2">#define</text:span> __FILE_NAME_HPP__</text:p>
            <text:p text:style-name="P1"/>
            <text:p text:style-name="P1"><text:s/>&lt;содержимое файла&gt;</text:p>
            <text:p text:style-name="P1"/>
            <text:p text:style-name="P2">#endif</text:p>
            <text:p text:style-name="P1"/>
          </table:table-cell>
        </table:table-row>
      </table:table>
      <text:p text:style-name="P7"/>
      <text:p text:style-name="P7"><text:tab/>Порядок описание: </text:p>
      <text:p text:style-name="P7">(файлы подключения перечисленны в алфавитном порядке)</text:p>
      <text:p text:style-name="P7"/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1"/>
            <text:p text:style-name="P1"><text:span text:style-name="T2">#include</text:span> &lt;имя_файла0&gt;</text:p>
            <text:p text:style-name="P1"><text:span text:style-name="T2">#include</text:span> &lt;имя_файла1&gt;</text:p>
            <text:p text:style-name="P1"/>
            <text:p text:style-name="P1"><text:span text:style-name="T2">#include</text:span> «имя_файла»</text:p>
            <text:p text:style-name="P1"><text:span text:style-name="T2">#include</text:span> «имя_файла»</text:p>
            <text:p text:style-name="P1"/>
            <text:p text:style-name="P1"><text:span text:style-name="T2">#define</text:span> определение</text:p>
            <text:p text:style-name="P1"/>
            <text:p text:style-name="P1"><text:span text:style-name="T2">using namespace</text:span> имя;</text:p>
            <text:p text:style-name="P1"/>
          </table:table-cell>
        </table:table-row>
      </table:table>
      <text:p text:style-name="P7"/>
      <text:h text:style-name="Heading_20_1" text:outline-level="1"><text:soft-page-break/>Объявление функций</text:h>
      <text:p text:style-name="P7"/>
      <text:p text:style-name="P7"><text:tab/>Тип данных описывается на той же строчке, что и имя файла. </text:p>
      <text:p text:style-name="P7"/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1"/>
            <text:p text:style-name="P1"><text:span text:style-name="T2">void</text:span> function_name (<text:span text:style-name="T2">int</text:span> count, <text:span text:style-name="T2">char</text:span> * ch)</text:p>
            <text:p text:style-name="P1">{</text:p>
            <text:p text:style-name="P1"><text:s text:c="3"/>...</text:p>
            <text:p text:style-name="P1">}</text:p>
            <text:p text:style-name="P1"/>
          </table:table-cell>
        </table:table-row>
      </table:table>
      <text:p text:style-name="P7"/>
      <text:p text:style-name="P7"><text:tab/>Фигурные скобки должны быть одни на строчке:</text:p>
      <text:p text:style-name="P7"/>
      <table:table table:name="Таблица5" table:style-name="Таблица5">
        <table:table-column table:style-name="Таблица5.A"/>
        <table:table-column table:style-name="Таблица5.B" table:number-columns-repeated="3"/>
        <table:table-row>
          <table:table-cell table:style-name="Таблица5.A1" office:value-type="string">
            <text:p text:style-name="P1"/>
            <text:p text:style-name="P1"><text:span text:style-name="T2">if</text:span> (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/>
            <text:p text:style-name="P1"><text:span text:style-name="T2">while</text:span> (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/>
            <text:p text:style-name="P1"><text:span text:style-name="T2">for</text:span> ()</text:p>
            <text:p text:style-name="P1">{</text:p>
            <text:p text:style-name="P1"><text:s text:c="3"/>...</text:p>
            <text:p text:style-name="P1">}</text:p>
            <text:p text:style-name="P1"/>
          </table:table-cell>
          <table:table-cell table:style-name="Таблица5.B1" office:value-type="string">
            <text:p text:style-name="P1">Исключение:</text:p>
            <text:p text:style-name="P1"/>
            <text:p text:style-name="P1"><text:span text:style-name="T2">do</text:span> </text:p>
            <text:p text:style-name="P1">{</text:p>
            <text:p text:style-name="P1"><text:s text:c="3"/>...</text:p>
            <text:p text:style-name="P1">} <text:span text:style-name="T2">while</text:span> ();</text:p>
          </table:table-cell>
        </table:table-row>
      </table:table>
      <text:p text:style-name="P7"/>
      <text:p text:style-name="P7"><text:tab/>Если количество параметров больше,чем вмещается на строчку (80 символов), то параметры разносятся на несколько строк, с соответствующим отступом.</text:p>
      <text:p text:style-name="P7"/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1"/>
            <text:p text:style-name="P1"><text:span text:style-name="T2">void</text:span> my_space::MySuperClass.My_function_name (</text:p>
            <text:p text:style-name="P1"><text:span text:style-name="T2"><text:s text:c="49"/>int</text:span> count,</text:p>
            <text:p text:style-name="P1"><text:s text:c="49"/><text:span text:style-name="T2">char</text:span> * open_name_file,</text:p>
            <text:p text:style-name="P1"><text:s text:c="49"/>MyClass &amp; param1,</text:p>
            <text:p text:style-name="P1"><text:s text:c="49"/>float[4] this_is_array</text:p>
            <text:p text:style-name="P1"><text:s text:c="45"/>)</text:p>
            <text:p text:style-name="P1">{</text:p>
            <text:p text:style-name="P1">...</text:p>
            <text:p text:style-name="P1">}</text:p>
            <text:p text:style-name="P1"/>
          </table:table-cell>
        </table:table-row>
      </table:table>
      <text:p text:style-name="P7"/>
      <text:p text:style-name="P7"><text:tab/>Аналогичное правило действует и для шаблонов:</text:p>
      <text:p text:style-name="P7"/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1"/>
            <text:p text:style-name="P1"><text:span text:style-name="T2">template</text:span> &lt;</text:p>
            <text:p text:style-name="P1"><text:s text:c="13"/><text:span text:style-name="T2">class</text:span> T1 = MyClass,</text:p>
            <text:p text:style-name="P1"><text:s text:c="13"/>MyClass&lt;T1&gt; &amp; myclass,</text:p>
            <text:p text:style-name="P1"><text:span text:style-name="T2"><text:s text:c="13"/>int</text:span> count = 314</text:p>
            <text:p text:style-name="P1"><text:s text:c="9"/>&gt;</text:p>
            <text:p text:style-name="P1"><text:span text:style-name="T2">class</text:span> SuperClass : <text:span text:style-name="T2">public</text:span> BaseClass</text:p>
            <text:p text:style-name="P1">{</text:p>
            <text:p text:style-name="P1"><text:s text:c="3"/>...</text:p>
            <text:p text:style-name="P1">};</text:p>
            <text:p text:style-name="P1"/>
          </table:table-cell>
        </table:table-row>
      </table:table>
      <text:p text:style-name="P7"/>
      <text:p text:style-name="P7"><text:tab/>Имена классов с большой буквы, а просто методы или статические методы с маленькой. Если класс содержит несколько слов, то каждое выделяется с большой буквы без знака «_». Имена пространства имен должны быть одним словом и с маленькой буквы.</text:p>
      <text:p text:style-name="P7"/>
      <text:p text:style-name="P7">Комментарии должны быть выстроены в соответствие с требованием <text:soft-page-break/>doxygen.</text:p>
      <text:p text:style-name="P7"/>
      <text:p text:style-name="P7"><text:tab/>На каждой строчке записывается только одна команда. И между группой команд (логической) вставляется пустая строка.</text:p>
      <text:p text:style-name="P7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1"/>
            <text:p text:style-name="P1"><text:span text:style-name="Teletype"><text:span text:style-name="T3">void</text:span></text:span><text:span text:style-name="Teletype"><text:span text:style-name="T1"> f(const std::vector&lt;</text:span></text:span><text:span text:style-name="Teletype"><text:span text:style-name="T3">double</text:span></text:span><text:span text:style-name="Teletype"><text:span text:style-name="T1">&gt;&amp; v)<text:line-break/>{</text:span></text:span></text:p>
            <text:p text:style-name="P1"><text:span text:style-name="Teletype"><text:span text:style-name="T1"><text:s text:c="3"/>std::cout &lt;&lt; "Values:";</text:span></text:span></text:p>
            <text:p text:style-name="P1"><text:span text:style-name="Teletype"><text:span text:style-name="T1"/></text:span></text:p>
            <text:p text:style-name="P1"><text:span text:style-name="Teletype"><text:span text:style-name="T1"><text:s text:c="3"/></text:span></text:span><text:span text:style-name="Teletype"><text:span text:style-name="T3">for </text:span></text:span><text:span text:style-name="Teletype"><text:span text:style-name="T1">(std::vector&lt;</text:span></text:span><text:span text:style-name="Teletype"><text:span text:style-name="T3">double</text:span></text:span><text:span text:style-name="Teletype"><text:span text:style-name="T1">&gt;::const_iterator p = v.begin(); p != v.end(); ++p)</text:span></text:span></text:p>
            <text:p text:style-name="P1"><text:span text:style-name="Teletype"><text:span text:style-name="T1"><text:s text:c="6"/>std::cout &lt;&lt; ' ' &lt;&lt; *p;</text:span></text:span></text:p>
            <text:p text:style-name="P1"><text:span text:style-name="Teletype"><text:span text:style-name="T1"/></text:span></text:p>
            <text:p text:style-name="P1"><text:span text:style-name="Teletype"><text:span text:style-name="T1"><text:s text:c="3"/>std::cout &lt;&lt; '\n';</text:span></text:span></text:p>
            <text:p text:style-name="P1"><text:span text:style-name="Teletype"><text:span text:style-name="T1">} </text:span></text:span></text:p>
            <text:p text:style-name="P1"/>
          </table:table-cell>
        </table:table-row>
      </table:table>
      <text:p text:style-name="P7"/>
      <text:h text:style-name="Heading_20_1" text:outline-level="1">Предостережения </text:h>
      <text:p text:style-name="P7"/>
      <text:p text:style-name="P7">1)</text:p>
      <text:p text:style-name="P7"><text:tab/>Избегаем </text:p>
      <text:p text:style-name="P7"><text:tab/><text:tab/><text:span text:style-name="T2">#define</text:span> size 5;</text:p>
      <text:p text:style-name="P7"><text:tab/>должно быть </text:p>
      <text:p text:style-name="P7"><text:tab/><text:tab/><text:span text:style-name="T2">static const int</text:span> size = 5;</text:p>
      <text:p text:style-name="P7"/>
      <text:p text:style-name="P7">2)</text:p>
      <text:p text:style-name="P7"><text:tab/>Избегаем </text:p>
      <text:p text:style-name="P7"><text:tab/><text:tab/><text:span text:style-name="T2">int</text:span> a = (<text:span text:style-name="T2">int</text:span>) b; </text:p>
      <text:p text:style-name="P7"><text:tab/>должно быть </text:p>
      <text:p text:style-name="P7"><text:tab/><text:tab/><text:span text:style-name="T2">int</text:span> a = <text:span text:style-name="T2">static_cast</text:span>&lt;<text:span text:style-name="T2">int</text:span>&gt; (b);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30T21:23:17</meta:creation-date>
    <dc:date>2009-10-30T23:51:11</dc:date>
    <meta:editing-duration>PT02H24M01S</meta:editing-duration>
    <meta:editing-cycles>40</meta:editing-cycles>
    <meta:generator>OpenOffice.org/3.1$Linux OpenOffice.org_project/310m21$Build-9319</meta:generator>
    <meta:document-statistic meta:table-count="8" meta:image-count="0" meta:object-count="0" meta:page-count="5" meta:paragraph-count="103" meta:word-count="352" meta:character-count="2617"/>
  </office:meta>
</office:document-meta>
</file>